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70000018C2B76F2A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09cm" svg:height="8.61cm" svg:x="2.588cm" svg:y="11.477cm">
          <draw:image xlink:href="Pictures/10000000000002F70000018C2B76F2A3.png" xlink:type="simple" xlink:show="embed" xlink:actuate="onLoad" draw:mime-type="image/png">
            <text:p/>
          </draw:image>
        </draw:frame>
        <draw:frame draw:style-name="gr2" draw:text-style-name="P2" draw:layer="layout" svg:width="8.861cm" svg:height="0.954cm" svg:x="5.791cm" svg:y="7.666cm">
          <draw:text-box>
            <text:p><text:span text:style-name="T1">Example Network Configuration</text:span></text:p>
          </draw:text-box>
        </draw:frame>
        <draw:frame draw:style-name="gr2" draw:text-style-name="P2" draw:layer="layout" svg:width="16.656cm" svg:height="0.954cm" svg:x="3.076cm" svg:y="20.366cm">
          <draw:text-box>
            <text:p><text:span text:style-name="T1">Fig. 9.1: Example of a complex network in Cisco Packet Trac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21:55:13.464788500</meta:creation-date>
    <meta:print-date>2025-11-08T21:56:21.467729700</meta:print-date>
    <dc:date>2025-11-08T21:56:23.674544300</dc:date>
    <meta:editing-duration>PT1M10S</meta:editing-duration>
    <meta:editing-cycles>1</meta:editing-cycles>
    <meta:document-statistic meta:object-count="3"/>
    <meta:generator>LibreOffice/25.8.2.2$Windows_X86_64 LibreOffice_project/d401f2107ccab8f924a8e2df40f573aab7605b6f</meta:generator>
  </office:meta>
</office:document-meta>
</file>